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2.5126in"/>
    </style:style>
    <style:style style:name="co3" style:family="table-column">
      <style:table-column-properties fo:break-before="auto" style:column-width="3.3165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in_display_board-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Laye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float" office:value="84.625" calcext:value-type="float">
            <text:p>84.625</text:p>
          </table:table-cell>
          <table:table-cell office:value-type="float" office:value="-135.9779" calcext:value-type="float">
            <text:p>-135.9779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</text:p>
          </table:table-cell>
          <table:table-cell office:value-type="float" office:value="60.3" calcext:value-type="float">
            <text:p>60.3</text:p>
          </table:table-cell>
          <table:table-cell office:value-type="float" office:value="-130.8" calcext:value-type="float">
            <text:p>-13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pF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83.425" calcext:value-type="float">
            <text:p>83.425</text:p>
          </table:table-cell>
          <table:table-cell office:value-type="float" office:value="-137.9779" calcext:value-type="float">
            <text:p>-137.97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pF</text:p>
          </table:table-cell>
          <table:table-cell office:value-type="string" calcext:value-type="string">
            <text:p>R_0603_1608Metric_Pad0.98x0.95mm_HandSolder</text:p>
          </table:table-cell>
          <table:table-cell office:value-type="float" office:value="85.9125" calcext:value-type="float">
            <text:p>85.9125</text:p>
          </table:table-cell>
          <table:table-cell office:value-type="float" office:value="-139.5779" calcext:value-type="float">
            <text:p>-139.57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3pF</text:p>
          </table:table-cell>
          <table:table-cell office:value-type="string" calcext:value-type="string">
            <text:p>C_0402_1005Metric</text:p>
          </table:table-cell>
          <table:table-cell office:value-type="float" office:value="98.775" calcext:value-type="float">
            <text:p>98.775</text:p>
          </table:table-cell>
          <table:table-cell office:value-type="float" office:value="-132.23" calcext:value-type="float">
            <text:p>-132.23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8pF</text:p>
          </table:table-cell>
          <table:table-cell office:value-type="string" calcext:value-type="string">
            <text:p>C_0402_1005Metric</text:p>
          </table:table-cell>
          <table:table-cell office:value-type="float" office:value="96.545" calcext:value-type="float">
            <text:p>96.545</text:p>
          </table:table-cell>
          <table:table-cell office:value-type="float" office:value="-130.375" calcext:value-type="float">
            <text:p>-130.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402_1005Metric</text:p>
          </table:table-cell>
          <table:table-cell office:value-type="float" office:value="96.545" calcext:value-type="float">
            <text:p>96.545</text:p>
          </table:table-cell>
          <table:table-cell office:value-type="float" office:value="-129.1779" calcext:value-type="float">
            <text:p>-129.17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</text:p>
          </table:table-cell>
          <table:table-cell office:value-type="float" office:value="60.3" calcext:value-type="float">
            <text:p>60.3</text:p>
          </table:table-cell>
          <table:table-cell office:value-type="float" office:value="-133.1" calcext:value-type="float">
            <text:p>-13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0603_1608Metric</text:p>
          </table:table-cell>
          <table:table-cell office:value-type="float" office:value="79.925" calcext:value-type="float">
            <text:p>79.925</text:p>
          </table:table-cell>
          <table:table-cell office:value-type="float" office:value="-130.95" calcext:value-type="float">
            <text:p>-130.9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M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48.475" calcext:value-type="float">
            <text:p>48.475</text:p>
          </table:table-cell>
          <table:table-cell office:value-type="float" office:value="-63.4375" calcext:value-type="float">
            <text:p>-63.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M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112.475" calcext:value-type="float">
            <text:p>112.475</text:p>
          </table:table-cell>
          <table:table-cell office:value-type="float" office:value="-63.4375" calcext:value-type="float">
            <text:p>-63.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M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59.475" calcext:value-type="float">
            <text:p>59.475</text:p>
          </table:table-cell>
          <table:table-cell office:value-type="float" office:value="-138.4375" calcext:value-type="float">
            <text:p>-138.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FM4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1.5mm_Mask3mm</text:p>
          </table:table-cell>
          <table:table-cell office:value-type="float" office:value="97.475" calcext:value-type="float">
            <text:p>97.475</text:p>
          </table:table-cell>
          <table:table-cell office:value-type="float" office:value="-138.4375" calcext:value-type="float">
            <text:p>-138.4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_Cenker_CKCS3015</text:p>
          </table:table-cell>
          <table:table-cell office:value-type="float" office:value="76.35" calcext:value-type="float">
            <text:p>76.35</text:p>
          </table:table-cell>
          <table:table-cell office:value-type="float" office:value="-128.8" calcext:value-type="float">
            <text:p>-128.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nH</text:p>
          </table:table-cell>
          <table:table-cell office:value-type="string" calcext:value-type="string">
            <text:p>L_0603_1608Metric</text:p>
          </table:table-cell>
          <table:table-cell office:value-type="float" office:value="79.1" calcext:value-type="float">
            <text:p>79.1</text:p>
          </table:table-cell>
          <table:table-cell office:value-type="float" office:value="-128.5375" calcext:value-type="float">
            <text:p>-128.53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7nH</text:p>
          </table:table-cell>
          <table:table-cell office:value-type="string" calcext:value-type="string">
            <text:p>L_0402_1005Metric</text:p>
          </table:table-cell>
          <table:table-cell office:value-type="float" office:value="97.11" calcext:value-type="float">
            <text:p>97.11</text:p>
          </table:table-cell>
          <table:table-cell office:value-type="float" office:value="-131.9875" calcext:value-type="float">
            <text:p>-131.9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LPF_1</text:p>
          </table:table-cell>
          <table:table-cell office:value-type="string" calcext:value-type="string">
            <text:p>DLF162500LT-5028A1_-_Low_Pass_Filter</text:p>
          </table:table-cell>
          <table:table-cell office:value-type="string" calcext:value-type="string">
            <text:p>LowPassFilter_DLF-4_1P6X0P8</text:p>
          </table:table-cell>
          <table:table-cell office:value-type="float" office:value="98.3464" calcext:value-type="float">
            <text:p>98.3464</text:p>
          </table:table-cell>
          <table:table-cell office:value-type="float" office:value="-129.95" calcext:value-type="float">
            <text:p>-129.9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46.0875" calcext:value-type="float">
            <text:p>-4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43.0875" calcext:value-type="float">
            <text:p>-4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6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52.0875" calcext:value-type="float">
            <text:p>-5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7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49.0875" calcext:value-type="float">
            <text:p>-4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8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0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58.0875" calcext:value-type="float">
            <text:p>-5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1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55.0875" calcext:value-type="float">
            <text:p>-5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2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3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4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64.0875" calcext:value-type="float">
            <text:p>-6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5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61.0875" calcext:value-type="float">
            <text:p>-6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6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7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8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70.0875" calcext:value-type="float">
            <text:p>-7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19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67.0875" calcext:value-type="float">
            <text:p>-6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0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1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2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76.0875" calcext:value-type="float">
            <text:p>-7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3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73.0875" calcext:value-type="float">
            <text:p>-7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4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5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6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82.0875" calcext:value-type="float">
            <text:p>-8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7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79.0875" calcext:value-type="float">
            <text:p>-7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8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29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0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88.0875" calcext:value-type="float">
            <text:p>-8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1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85.0875" calcext:value-type="float">
            <text:p>-8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2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3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4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94.0875" calcext:value-type="float">
            <text:p>-9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5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91.0875" calcext:value-type="float">
            <text:p>-9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6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7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8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00.0875" calcext:value-type="float">
            <text:p>-100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39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97.0875" calcext:value-type="float">
            <text:p>-97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0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1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2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06.0875" calcext:value-type="float">
            <text:p>-106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3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03.0875" calcext:value-type="float">
            <text:p>-103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4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5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6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12.0875" calcext:value-type="float">
            <text:p>-112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7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09.0875" calcext:value-type="float">
            <text:p>-109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8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49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0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18.0875" calcext:value-type="float">
            <text:p>-118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1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15.0875" calcext:value-type="float">
            <text:p>-115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2.075" calcext:value-type="float">
            <text:p>52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5.075" calcext:value-type="float">
            <text:p>55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58.075" calcext:value-type="float">
            <text:p>58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1.075" calcext:value-type="float">
            <text:p>61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2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4.075" calcext:value-type="float">
            <text:p>64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67.075" calcext:value-type="float">
            <text:p>67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0.075" calcext:value-type="float">
            <text:p>70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3.075" calcext:value-type="float">
            <text:p>73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3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6.075" calcext:value-type="float">
            <text:p>76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79.075" calcext:value-type="float">
            <text:p>79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2.075" calcext:value-type="float">
            <text:p>82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5.075" calcext:value-type="float">
            <text:p>85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88.075" calcext:value-type="float">
            <text:p>88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1.075" calcext:value-type="float">
            <text:p>91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4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0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1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4.075" calcext:value-type="float">
            <text:p>94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2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97.075" calcext:value-type="float">
            <text:p>97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3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4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0.075" calcext:value-type="float">
            <text:p>100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556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995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997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24.0875" calcext:value-type="float">
            <text:p>-124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998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9.075" calcext:value-type="float">
            <text:p>109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EF**9999</text:p>
          </table:table-cell>
          <table:table-cell table:number-columns-repeated="2" office:value-type="string" calcext:value-type="string">
            <text:p>D_0603_1608Metric</text:p>
          </table:table-cell>
          <table:table-cell office:value-type="float" office:value="106.075" calcext:value-type="float">
            <text:p>106.075</text:p>
          </table:table-cell>
          <table:table-cell office:value-type="float" office:value="-121.0875" calcext:value-type="float">
            <text:p>-121.08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0.0Ω <text:s text:c="32"/></text:p>
          </table:table-cell>
          <table:table-cell office:value-type="string" calcext:value-type="string">
            <text:p>R_0603_1608Metric_Pad0.98x0.95mm_HandSolder</text:p>
          </table:table-cell>
          <table:table-cell table:style-name="ce1" office:value-type="string" calcext:value-type="string">
            <text:p>88.6000</text:p>
          </table:table-cell>
          <table:table-cell office:value-type="float" office:value="-139.5" calcext:value-type="float">
            <text:p>-139.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0.0Ω <text:s text:c="32"/></text:p>
          </table:table-cell>
          <table:table-cell office:value-type="string" calcext:value-type="string">
            <text:p>R_0603_1608Metric_Pad0.98x0.95mm_HandSolder</text:p>
          </table:table-cell>
          <table:table-cell table:style-name="ce1" office:value-type="string" calcext:value-type="string">
            <text:p>71.6500</text:p>
          </table:table-cell>
          <table:table-cell office:value-type="float" office:value="-133.6625" calcext:value-type="float">
            <text:p>-133.66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0.0Ω <text:s text:c="32"/></text:p>
          </table:table-cell>
          <table:table-cell office:value-type="string" calcext:value-type="string">
            <text:p>R_0603_1608Metric_Pad0.98x0.95mm_HandSolder</text:p>
          </table:table-cell>
          <table:table-cell table:style-name="ce1" office:value-type="string" calcext:value-type="string">
            <text:p>69.1500</text:p>
          </table:table-cell>
          <table:table-cell office:value-type="float" office:value="-133.7125" calcext:value-type="float">
            <text:p>-133.7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M32WB55RGV6</text:p>
          </table:table-cell>
          <table:table-cell office:value-type="string" calcext:value-type="string">
            <text:p>VFQFN68-8x8mm-L</text:p>
          </table:table-cell>
          <table:table-cell office:value-type="float" office:value="89.625" calcext:value-type="float">
            <text:p>89.625</text:p>
          </table:table-cell>
          <table:table-cell office:value-type="float" office:value="-132.025" calcext:value-type="float">
            <text:p>-132.0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VR_MCU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OT-223-3_L6.5-W3.4-P2.30-LS7.0-BR</text:p>
          </table:table-cell>
          <table:table-cell office:value-type="float" office:value="54" calcext:value-type="float">
            <text:p>54</text:p>
          </table:table-cell>
          <table:table-cell office:value-type="float" office:value="-133.05" calcext:value-type="float">
            <text:p>-133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-SMD_L1.6-W1.0</text:p>
          </table:table-cell>
          <table:table-cell office:value-type="float" office:value="86.425" calcext:value-type="float">
            <text:p>86.425</text:p>
          </table:table-cell>
          <table:table-cell office:value-type="float" office:value="-137.9779" calcext:value-type="float">
            <text:p>-137.97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32MHz</text:p>
          </table:table-cell>
          <table:table-cell office:value-type="string" calcext:value-type="string">
            <text:p>Crystal_SMD_2016-4Pin_2.0x1.6mm</text:p>
          </table:table-cell>
          <table:table-cell office:value-type="float" office:value="95.625" calcext:value-type="float">
            <text:p>95.625</text:p>
          </table:table-cell>
          <table:table-cell office:value-type="float" office:value="-127.075" calcext:value-type="float">
            <text:p>-127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## En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31T15:15:15.695480237</dc:date>
    <meta:editing-duration>PT3M17S</meta:editing-duration>
    <meta:editing-cycles>6</meta:editing-cycles>
    <meta:generator>LibreOffice/24.8.7.2$Linux_X86_64 LibreOffice_project/480$Build-2</meta:generator>
    <meta:document-statistic meta:table-count="1" meta:cell-count="4096" meta:object-count="0"/>
  </office:meta>
</office:document-meta>
</file>